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variable" svg:font-family="'Ubuntu Mono variable', 'Ubuntu Mono', Consolas, Monaco, Courier, monospace"/>
  </office:font-face-decls>
  <office:automatic-styles>
    <style:style style:name="P1" style:family="paragraph" style:parent-style-name="Title">
      <style:paragraph-properties fo:line-height="115%"/>
      <style:text-properties officeooo:paragraph-rsid="00318c2c"/>
    </style:style>
    <style:style style:name="P2" style:family="paragraph" style:parent-style-name="Text_20_body">
      <style:text-properties officeooo:paragraph-rsid="005d2402"/>
    </style:style>
    <style:style style:name="P3" style:family="paragraph" style:parent-style-name="Text_20_body">
      <style:paragraph-properties style:writing-mode="lr-tb"/>
      <style:text-properties officeooo:paragraph-rsid="0061e919"/>
    </style:style>
    <style:style style:name="P4" style:family="paragraph">
      <loext:graphic-properties draw:fill-color="#000000"/>
      <style:paragraph-properties fo:text-align="center"/>
    </style:style>
    <style:style style:name="P5" style:family="paragraph" style:parent-style-name="Text_20_body">
      <style:paragraph-properties style:writing-mode="lr-tb"/>
      <style:text-properties officeooo:paragraph-rsid="006c7aa1"/>
    </style:style>
    <style:style style:name="P6" style:family="paragraph" style:parent-style-name="Text_20_body">
      <style:paragraph-properties style:writing-mode="lr-tb"/>
      <style:text-properties officeooo:rsid="00697d98" officeooo:paragraph-rsid="006bd96a"/>
    </style:style>
    <style:style style:name="P7" style:family="paragraph" style:parent-style-name="Preformatted_20_Text">
      <style:text-properties officeooo:paragraph-rsid="006bd96a"/>
    </style:style>
    <style:style style:name="P8" style:family="paragraph" style:parent-style-name="Text_20_body">
      <style:paragraph-properties style:writing-mode="lr-tb"/>
      <style:text-properties officeooo:rsid="006a4f42" officeooo:paragraph-rsid="006c7aa1"/>
    </style:style>
    <style:style style:name="P9" style:family="paragraph" style:parent-style-name="Standard">
      <style:paragraph-properties style:writing-mode="lr-tb"/>
      <style:text-properties officeooo:rsid="006785ef" officeooo:paragraph-rsid="006bd96a"/>
    </style:style>
    <style:style style:name="P10" style:family="paragraph" style:parent-style-name="Text_20_body" style:list-style-name="L1">
      <style:paragraph-properties style:writing-mode="lr-tb"/>
      <style:text-properties officeooo:rsid="006785ef" officeooo:paragraph-rsid="006bd96a"/>
    </style:style>
    <style:style style:name="P11" style:family="paragraph" style:parent-style-name="Text_20_body" style:list-style-name="L1">
      <style:paragraph-properties style:writing-mode="lr-tb"/>
      <style:text-properties officeooo:paragraph-rsid="006bd96a"/>
    </style:style>
    <style:style style:name="P12" style:family="paragraph" style:parent-style-name="Text_20_body">
      <style:paragraph-properties style:writing-mode="lr-tb"/>
      <style:text-properties officeooo:rsid="006c7aa1" officeooo:paragraph-rsid="006bd96a"/>
    </style:style>
    <style:style style:name="P13" style:family="paragraph" style:parent-style-name="Text_20_body">
      <style:text-properties fo:font-weight="bold" officeooo:rsid="006daff4" officeooo:paragraph-rsid="00788ca9" style:font-weight-asian="bold" style:font-weight-complex="bold"/>
    </style:style>
    <style:style style:name="P14" style:family="paragraph" style:parent-style-name="Text_20_body">
      <style:text-properties officeooo:paragraph-rsid="00788ca9"/>
    </style:style>
    <style:style style:name="P15" style:family="paragraph" style:parent-style-name="Text_20_body" style:list-style-name="L2">
      <style:text-properties fo:color="#000000" loext:opacity="100%" fo:font-size="12pt" fo:font-weight="normal" officeooo:rsid="006e2433" officeooo:paragraph-rsid="00788ca9" fo:background-color="transparent" style:font-size-asian="10.5pt" style:font-weight-asian="normal" style:font-size-complex="12pt" style:font-weight-complex="normal"/>
    </style:style>
    <style:style style:name="P16" style:family="paragraph" style:parent-style-name="Text_20_body" style:list-style-name="L2">
      <style:text-properties officeooo:rsid="006e2433" officeooo:paragraph-rsid="00788ca9"/>
    </style:style>
    <style:style style:name="P17" style:family="paragraph" style:parent-style-name="Text_20_body">
      <style:text-properties fo:font-weight="bold" officeooo:rsid="00788ca9" officeooo:paragraph-rsid="00788ca9" style:font-weight-asian="bold" style:font-weight-complex="bold"/>
    </style:style>
    <style:style style:name="P18" style:family="paragraph" style:parent-style-name="Text_20_body">
      <style:text-properties fo:color="#000000" loext:opacity="100%" fo:font-size="12pt" fo:font-weight="normal" officeooo:rsid="006e2433" officeooo:paragraph-rsid="00788ca9" fo:background-color="transparent" style:font-size-asian="10.5pt" style:font-weight-asian="normal" style:font-size-complex="12pt" style:font-weight-complex="normal"/>
    </style:style>
    <style:style style:name="P19" style:family="paragraph" style:parent-style-name="Text_20_body">
      <style:text-properties fo:color="#000000" loext:opacity="100%" fo:font-size="12pt" fo:font-weight="normal" officeooo:rsid="00788ca9" officeooo:paragraph-rsid="00788ca9" fo:background-color="transparent" style:font-size-asian="10.5pt" style:font-weight-asian="normal" style:font-size-complex="12pt" style:font-weight-complex="normal"/>
    </style:style>
    <style:style style:name="P20" style:family="paragraph" style:parent-style-name="Preformatted_20_Text">
      <style:text-properties fo:font-size="12pt" fo:font-style="italic" fo:background-color="#ffff00" style:font-size-asian="12pt" style:font-style-asian="italic" style:font-size-complex="12pt" style:font-style-complex="italic"/>
    </style:style>
    <style:style style:name="P21" style:family="paragraph" style:parent-style-name="Preformatted_20_Text">
      <style:text-properties fo:font-size="12pt" fo:background-color="#ffff00" style:font-size-asian="12pt" style:font-size-complex="12pt"/>
    </style:style>
    <style:style style:name="P22" style:family="paragraph" style:parent-style-name="Preformatted_20_Text">
      <style:text-properties fo:font-size="12pt" style:font-size-asian="12pt" style:font-size-complex="12pt"/>
    </style:style>
    <style:style style:name="P23" style:family="paragraph" style:parent-style-name="Text_20_body">
      <style:text-properties officeooo:rsid="00788ca9" officeooo:paragraph-rsid="00788ca9"/>
    </style:style>
    <style:style style:name="P24" style:family="paragraph" style:parent-style-name="Text_20_body">
      <style:paragraph-properties style:writing-mode="lr-tb"/>
      <style:text-properties officeooo:paragraph-rsid="007a0062"/>
    </style:style>
    <style:style style:name="P25" style:family="paragraph" style:parent-style-name="Text_20_body">
      <style:paragraph-properties style:writing-mode="lr-tb"/>
      <style:text-properties officeooo:rsid="007a0062" officeooo:paragraph-rsid="007a0062"/>
    </style:style>
    <style:style style:name="P26" style:family="paragraph" style:parent-style-name="Text_20_body" style:list-style-name="L3">
      <style:paragraph-properties style:writing-mode="lr-tb"/>
      <style:text-properties officeooo:rsid="007a0062" officeooo:paragraph-rsid="007a0062"/>
    </style:style>
    <style:style style:name="P27" style:family="paragraph" style:parent-style-name="Text_20_body" style:list-style-name="L3">
      <style:paragraph-properties style:writing-mode="lr-tb"/>
      <style:text-properties officeooo:rsid="007a0062" officeooo:paragraph-rsid="007a7da9"/>
    </style:style>
    <style:style style:name="P28" style:family="paragraph" style:parent-style-name="Text_20_body">
      <style:paragraph-properties style:writing-mode="lr-tb"/>
      <style:text-properties officeooo:rsid="007a7da9" officeooo:paragraph-rsid="007a7da9" fo:background-color="transparent"/>
    </style:style>
    <style:style style:name="P29" style:family="paragraph" style:parent-style-name="Text_20_body">
      <style:paragraph-properties style:writing-mode="lr-tb"/>
      <style:text-properties officeooo:rsid="007b6c33" officeooo:paragraph-rsid="007b6c33" fo:background-color="transparent"/>
    </style:style>
    <style:style style:name="P30" style:family="paragraph" style:parent-style-name="Text_20_body">
      <style:paragraph-properties style:writing-mode="lr-tb"/>
      <style:text-properties fo:font-weight="bold" officeooo:rsid="007b6c33" officeooo:paragraph-rsid="007b6c33" fo:background-color="transparent" style:font-weight-asian="bold" style:font-weight-complex="bold"/>
    </style:style>
    <style:style style:name="P31" style:family="paragraph" style:parent-style-name="Text_20_body" style:list-style-name="L4">
      <style:paragraph-properties style:writing-mode="lr-tb"/>
      <style:text-properties officeooo:rsid="007b6c33" officeooo:paragraph-rsid="007b6c33" fo:background-color="transparent"/>
    </style:style>
    <style:style style:name="P32" style:family="paragraph" style:parent-style-name="Text_20_body" style:list-style-name="L4">
      <style:paragraph-properties style:writing-mode="lr-tb"/>
      <style:text-properties officeooo:rsid="007c90dd" officeooo:paragraph-rsid="007c90dd" fo:background-color="transparent"/>
    </style:style>
    <style:style style:name="P33" style:family="paragraph" style:parent-style-name="Text_20_body" style:list-style-name="L4">
      <style:paragraph-properties style:writing-mode="lr-tb"/>
      <style:text-properties officeooo:paragraph-rsid="008020e7"/>
    </style:style>
    <style:style style:name="P34" style:family="paragraph" style:parent-style-name="Preformatted_20_Text" style:master-page-name="">
      <loext:graphic-properties draw:fill="none"/>
      <style:paragraph-properties fo:margin-left="0.5618in" fo:margin-right="0in" fo:margin-top="0in" fo:margin-bottom="0in" style:contextual-spacing="false" fo:text-indent="0in" style:auto-text-indent="false" style:page-number="auto" fo:background-color="transparent"/>
      <style:text-properties officeooo:paragraph-rsid="008020e7"/>
    </style:style>
    <style:style style:name="P35" style:family="paragraph" style:parent-style-name="Preformatted_20_Text">
      <loext:graphic-properties draw:fill="none"/>
      <style:paragraph-properties fo:margin-left="0.5618in" fo:margin-right="0in" fo:margin-top="0in" fo:margin-bottom="0in" style:contextual-spacing="false" fo:text-indent="0in" style:auto-text-indent="false" fo:background-color="transparent"/>
      <style:text-properties officeooo:paragraph-rsid="008020e7"/>
    </style:style>
    <style:style style:name="P36" style:family="paragraph" style:parent-style-name="Standard">
      <style:text-properties officeooo:rsid="008020e7" officeooo:paragraph-rsid="008020e7"/>
    </style:style>
    <style:style style:name="P37" style:family="paragraph" style:parent-style-name="Standard" style:list-style-name="L4">
      <style:paragraph-properties fo:text-align="justify" style:justify-single-word="false"/>
      <style:text-properties officeooo:rsid="008020e7" officeooo:paragraph-rsid="008020e7"/>
    </style:style>
    <style:style style:name="P38" style:family="paragraph" style:parent-style-name="Text_20_body">
      <style:paragraph-properties style:writing-mode="lr-tb"/>
      <style:text-properties officeooo:paragraph-rsid="007e603a"/>
    </style:style>
    <style:style style:name="P39" style:family="paragraph" style:parent-style-name="Preformatted_20_Text" style:master-page-name="">
      <loext:graphic-properties draw:fill="none"/>
      <style:paragraph-properties fo:margin-left="0.5618in" fo:margin-right="0in" fo:margin-top="0in" fo:margin-bottom="0in" style:contextual-spacing="false" fo:text-indent="0in" style:auto-text-indent="false" style:page-number="auto" fo:background-color="transparent"/>
      <style:text-properties officeooo:rsid="008020e7" officeooo:paragraph-rsid="008020e7"/>
    </style:style>
    <style:style style:name="T1" style:family="text">
      <style:text-properties fo:color="#bf0041" loext:opacity="100%" fo:font-size="22pt" style:font-size-asian="22pt" style:font-size-complex="22pt"/>
    </style:style>
    <style:style style:name="T2" style:family="text">
      <style:text-properties fo:color="#bf0041" loext:opacity="100%" fo:font-size="22pt" officeooo:rsid="0054b7b6" style:font-size-asian="22pt" style:font-size-complex="22pt"/>
    </style:style>
    <style:style style:name="T3" style:family="text">
      <style:text-properties fo:font-size="16pt" fo:font-weight="bold" officeooo:rsid="0054b7b6"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54b7b6"/>
    </style:style>
    <style:style style:name="T7" style:family="text">
      <style:text-properties style:text-position="super 58%" officeooo:rsid="0054b7b6"/>
    </style:style>
    <style:style style:name="T8" style:family="text">
      <style:text-properties fo:font-weight="bold" officeooo:rsid="0054b7b6" style:font-weight-asian="bold" style:font-weight-complex="bold"/>
    </style:style>
    <style:style style:name="T9" style:family="text">
      <style:text-properties fo:font-weight="normal" officeooo:rsid="0054b7b6" style:font-weight-asian="normal" style:font-weight-complex="normal"/>
    </style:style>
    <style:style style:name="T10" style:family="text">
      <style:text-properties style:text-position="super 58%" fo:font-weight="normal" officeooo:rsid="0054b7b6" style:font-weight-asian="normal" style:font-weight-complex="normal"/>
    </style:style>
    <style:style style:name="T11" style:family="text">
      <style:text-properties officeooo:rsid="0057d8f3"/>
    </style:style>
    <style:style style:name="T12" style:family="text">
      <style:text-properties officeooo:rsid="0057d8f3" fo:background-color="#ffff00" loext:char-shading-value="0"/>
    </style:style>
    <style:style style:name="T13" style:family="text">
      <style:text-properties fo:font-size="16pt" fo:font-weight="bold" officeooo:rsid="005d2402" style:font-size-asian="16pt" style:font-weight-asian="bold" style:font-size-complex="16pt" style:font-weight-complex="bold"/>
    </style:style>
    <style:style style:name="T14" style:family="text">
      <style:text-properties fo:font-size="12pt" fo:font-weight="normal" officeooo:rsid="005d2402" style:font-size-asian="12pt" style:font-weight-asian="normal" style:font-size-complex="12pt" style:font-weight-complex="normal"/>
    </style:style>
    <style:style style:name="T15" style:family="text">
      <style:text-properties fo:font-size="12pt" fo:font-weight="normal" officeooo:rsid="006014cf" style:font-size-asian="12pt" style:font-weight-asian="normal" style:font-size-complex="12pt" style:font-weight-complex="normal"/>
    </style:style>
    <style:style style:name="T16" style:family="text">
      <style:text-properties fo:font-size="12pt" fo:font-weight="normal" officeooo:rsid="006014cf" fo:background-color="#ffff00" loext:char-shading-value="0" style:font-size-asian="12pt" style:font-weight-asian="normal" style:font-size-complex="12pt" style:font-weight-complex="normal"/>
    </style:style>
    <style:style style:name="T17" style:family="text">
      <style:text-properties fo:font-size="12pt" fo:font-weight="normal" officeooo:rsid="005d2402" fo:background-color="#ffff00" loext:char-shading-value="0" style:font-size-asian="12pt" style:font-weight-asian="normal" style:font-size-complex="12pt" style:font-weight-complex="normal"/>
    </style:style>
    <style:style style:name="T18" style:family="text">
      <style:text-properties fo:font-size="12pt" fo:font-weight="normal" officeooo:rsid="006014cf" fo:background-color="transparent" loext:char-shading-value="0" style:font-size-asian="12pt" style:font-weight-asian="normal" style:font-size-complex="12pt" style:font-weight-complex="normal"/>
    </style:style>
    <style:style style:name="T19" style:family="text">
      <style:text-properties fo:font-size="12pt" fo:font-weight="normal" officeooo:rsid="0061e919" fo:background-color="transparent" loext:char-shading-value="0" style:font-size-asian="12pt" style:font-weight-asian="normal" style:font-size-complex="12pt" style:font-weight-complex="normal"/>
    </style:style>
    <style:style style:name="T20" style:family="text">
      <style:text-properties fo:font-size="12pt" fo:font-weight="normal" officeooo:rsid="0061e919" style:font-size-asian="10.5pt" style:font-weight-asian="normal" style:font-size-complex="12pt" style:font-weight-complex="normal"/>
    </style:style>
    <style:style style:name="T21" style:family="text">
      <style:text-properties fo:font-size="12pt" fo:font-weight="normal" officeooo:rsid="0063af83" style:font-size-asian="10.5pt" style:font-weight-asian="normal" style:font-size-complex="12pt" style:font-weight-complex="normal"/>
    </style:style>
    <style:style style:name="T22" style:family="text">
      <style:text-properties fo:font-size="16pt" fo:font-weight="bold" officeooo:rsid="0065e1d0" style:font-size-asian="16pt" style:font-weight-asian="bold" style:font-size-complex="16pt" style:font-weight-complex="bold"/>
    </style:style>
    <style:style style:name="T23" style:family="text">
      <style:text-properties fo:font-size="16pt" style:font-size-asian="16pt" style:font-size-complex="16pt"/>
    </style:style>
    <style:style style:name="T24" style:family="text">
      <style:text-properties officeooo:rsid="0065e1d0"/>
    </style:style>
    <style:style style:name="T25" style:family="text">
      <style:text-properties officeooo:rsid="006785ef"/>
    </style:style>
    <style:style style:name="T26" style:family="text">
      <style:text-properties officeooo:rsid="006c7aa1" fo:background-color="#ffff00" loext:char-shading-value="0"/>
    </style:style>
    <style:style style:name="T27" style:family="text">
      <style:text-properties officeooo:rsid="006c7aa1"/>
    </style:style>
    <style:style style:name="T28" style:family="text">
      <style:text-properties officeooo:rsid="006a4f42"/>
    </style:style>
    <style:style style:name="T29" style:family="text">
      <style:text-properties officeooo:rsid="006785ef" fo:background-color="transparent" loext:char-shading-value="0"/>
    </style:style>
    <style:style style:name="T30" style:family="text">
      <style:text-properties officeooo:rsid="006a4f42" fo:background-color="#ffff00" loext:char-shading-value="0"/>
    </style:style>
    <style:style style:name="T31" style:family="text">
      <style:text-properties fo:color="#ff0000" loext:opacity="100%" officeooo:rsid="006bd96a"/>
    </style:style>
    <style:style style:name="T32" style:family="text">
      <style:text-properties fo:color="#ff0000" loext:opacity="100%" officeooo:rsid="006c7aa1"/>
    </style:style>
    <style:style style:name="T33" style:family="text">
      <style:text-properties fo:color="#000000" loext:opacity="100%" fo:font-size="12pt" fo:font-weight="normal" officeooo:rsid="005435b9" fo:background-color="transparent" loext:char-shading-value="0" style:font-size-asian="10.5pt" style:font-weight-asian="normal" style:font-size-complex="12pt" style:font-weight-complex="normal"/>
    </style:style>
    <style:style style:name="T34" style:family="text">
      <style:text-properties fo:color="#000000" loext:opacity="100%" fo:font-size="12pt" fo:font-weight="normal" officeooo:rsid="006e2433" fo:background-color="transparent" loext:char-shading-value="0" style:font-size-asian="10.5pt" style:font-weight-asian="normal" style:font-size-complex="12pt" style:font-weight-complex="normal"/>
    </style:style>
    <style:style style:name="T35" style:family="text">
      <style:text-properties fo:color="#000000" loext:opacity="100%" fo:font-size="12pt" fo:font-weight="normal" fo:background-color="transparent" loext:char-shading-value="0" style:font-size-asian="10.5pt" style:font-weight-asian="normal" style:font-size-complex="12pt" style:font-weight-complex="normal"/>
    </style:style>
    <style:style style:name="T36" style:family="text">
      <style:text-properties fo:color="#000000" loext:opacity="100%" fo:font-size="12pt" fo:font-weight="normal" fo:background-color="#ffff00" loext:char-shading-value="0" style:font-size-asian="10.5pt" style:font-weight-asian="normal" style:font-size-complex="12pt" style:font-weight-complex="normal"/>
    </style:style>
    <style:style style:name="T37" style:family="text">
      <style:text-properties fo:font-variant="normal" fo:text-transform="none" fo:color="#000000" loext:opacity="100%" style:font-name="Ubuntu Mono variable" fo:font-size="13.5pt" fo:letter-spacing="normal" fo:font-style="normal" fo:font-weight="normal" officeooo:rsid="006e2433" fo:background-color="transparent" loext:char-shading-value="0" style:font-size-asian="10.5pt" style:font-weight-asian="normal" style:font-size-complex="12pt" style:font-weight-complex="normal"/>
    </style:style>
    <style:style style:name="T38" style:family="text">
      <style:text-properties fo:font-weight="bold" officeooo:rsid="00788ca9" style:font-weight-asian="bold" style:font-weight-complex="bold"/>
    </style:style>
    <style:style style:name="T39" style:family="text">
      <style:text-properties officeooo:rsid="00788ca9"/>
    </style:style>
    <style:style style:name="T40" style:family="text">
      <style:text-properties style:text-position="super 58%" officeooo:rsid="00788ca9"/>
    </style:style>
    <style:style style:name="T41" style:family="text">
      <style:text-properties fo:font-size="12pt" officeooo:rsid="00788ca9" style:font-size-asian="12pt" style:font-size-complex="12pt"/>
    </style:style>
    <style:style style:name="T42" style:family="text">
      <style:text-properties fo:font-size="12pt" fo:font-style="normal" officeooo:rsid="00788ca9" fo:background-color="#ffff00" loext:char-shading-value="0" style:font-size-asian="12pt" style:font-style-asian="normal" style:font-size-complex="12pt" style:font-style-complex="normal"/>
    </style:style>
    <style:style style:name="T43" style:family="text">
      <style:text-properties fo:font-size="16pt" fo:font-weight="bold" officeooo:rsid="007a0062" style:font-size-asian="16pt" style:font-weight-asian="bold" style:font-size-complex="16pt" style:font-weight-complex="bold"/>
    </style:style>
    <style:style style:name="T44" style:family="text">
      <style:text-properties fo:background-color="#ffff00" loext:char-shading-value="0"/>
    </style:style>
    <style:style style:name="T45" style:family="text">
      <style:text-properties officeooo:rsid="007a7da9" fo:background-color="#ffff00" loext:char-shading-value="0"/>
    </style:style>
    <style:style style:name="T46" style:family="text">
      <style:text-properties officeooo:rsid="007c90dd"/>
    </style:style>
    <style:style style:name="T47" style:family="text">
      <style:text-properties officeooo:rsid="007e603a" fo:background-color="transparent" loext:char-shading-value="0"/>
    </style:style>
    <style:style style:name="T48" style:family="text">
      <style:text-properties officeooo:rsid="007e603a"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DEVOPS LEARNING <text:line-break/><text:span text:style-name="T1">WEEK </text:span><text:span text:style-name="T2">3</text:span></text:p>
      <text:p text:style-name="Text_20_body"/>
      <text:p text:style-name="Text_20_body"/>
      <text:p text:style-name="P2"><text:line-break/><text:span text:style-name="T3">VAGRANT</text:span><text:span text:style-name="T4"> :</text:span><text:span text:style-name="T5"> <text:line-break/></text:span><text:line-break/><text:line-break/><text:span text:style-name="T6">WiFi router assigns random IP addresses but we can give static IP address to our VM by making changes in Vagrant file.<text:line-break/><text:line-break/>Those changes are done in section of Private network, we can change the 3</text:span><text:span text:style-name="T7">rd</text:span><text:span text:style-name="T6"> and 4</text:span><text:span text:style-name="T7">th</text:span><text:span text:style-name="T6"> octet of, 3</text:span><text:span text:style-name="T7">rd</text:span><text:span text:style-name="T6"> one is usually </text:span><text:span text:style-name="T8">56 </text:span><text:span text:style-name="T9">and you can assign any number of your choice in 4</text:span><text:span text:style-name="T10">th</text:span><text:span text:style-name="T11">.<text:line-break/><text:line-break/></text:span><text:span text:style-name="T12">Synced directory</text:span><text:span text:style-name="T11"> → the folder that serve as a common repository for host and guest computer, they <text:tab/><text:tab/><text:tab/>both can create files in this and these files will visible to both of them. By <text:tab/><text:tab/><text:tab/>default it is set, but we can also create multiple synced directories.<text:line-break/><text:line-break/></text:span><text:line-break/></text:p>
      <text:p text:style-name="P3"><draw:line text:anchor-type="paragraph" draw:z-index="0" draw:name="Line 1" draw:style-name="gr1" draw:text-style-name="P4" svg:x1="0.9091in" svg:y1="0.0492in" svg:x2="5.6382in" svg:y2="0.0701in"><text:p/></draw:line><text:span text:style-name="T4"><text:line-break/><text:line-break/><text:line-break/></text:span><text:span text:style-name="T13">Issue :<text:line-break/><text:line-break/></text:span><text:span text:style-name="T14">When I changed the synced folder in Vagrant file </text:span><text:span text:style-name="T15">to guest’s “</text:span><text:span text:style-name="T16">/home/vagrant</text:span><text:span text:style-name="T15">” folder</text:span><text:span text:style-name="T14">, <text:s/>I was unable to login,<text:line-break/>v</text:span><text:span text:style-name="T17">agrant@127.0.0.1: Permission denied (publickey,gssapi-keyex,gssapi-with-mic).<text:line-break/><text:line-break/><text:line-break/></text:span><text:span text:style-name="T18">I changed the guest’s synced folder with “</text:span><text:span text:style-name="T16">/home/vagrant/shared</text:span><text:span text:style-name="T18">”, it was working completely fine.</text:span><text:span text:style-name="T17"><text:line-break/><text:line-break/><text:line-break/></text:span><text:span text:style-name="T18">Then to check where was the problem, I gave a new path “/home/vagrant/random”, there was no such directory as random before, to see weather it creates a new directory or throw error.<text:line-break/><text:line-break/>So as my expectations, It worked perfectly fine.<text:line-break/><text:line-break/>In order to find out what was the main cause of error, I tried to look in vagrant directory’s </text:span><text:soft-page-break/><text:span text:style-name="T18">permission and to my surprise it looked like something this </text:span><text:span text:style-name="T16">drwx------</text:span><text:span text:style-name="T18"> which means that only owner of this directory can read, write and execute, no one else has the right to do anything.<text:line-break/><text:line-break/></text:span><text:span text:style-name="T19">Used this command to change the directory permissions and then reloaded the vagrant with guest’s “/home/vagrant” directory.<text:line-break/><text:line-break/> </text:span><text:span text:style-name="T16"><text:s/>sudo chmod 707 vagrant</text:span><text:span text:style-name="T4"><text:line-break/> </text:span></text:p>
      <text:p text:style-name="P3"><text:span text:style-name="T20">Doing this threw this error <text:s/><text:tab/>“default: Warning: Authentication failure. Retrying…” <text:line-break/><text:line-break/>I again checked my vagrant file, there is saw that I was giving path like this “/home/vagrant” but I forgot that this will assume vagrant a file, because I haven’t put forward slash at end .<text:line-break/>I changed it but again I got the authentication failure error.<text:line-break/><text:line-break/><text:line-break/></text:span><text:span text:style-name="T21">From the course’s Q/A section, I saw a comment that stated the reason of this error, the comment was that, this error is due to the bugs in latest version, change your vagrant to 2.3.4 version,<text:line-break/>I did it, I successfully found the by default synced folder in that but when I applied the same changes in Vagrant file that I applied before, it threw the same error “permission denied”.<text:line-break/></text:span><text:span text:style-name="T4"><text:line-break/><text:line-break/></text:span><text:span text:style-name="T22">Provisioning</text:span><text:span text:style-name="T23">:</text:span><text:line-break/></text:p>
      <text:p text:style-name="P5"><text:span text:style-name="T24">Provisioning </text:span><text:span text:style-name="T25">is running commands when the system comes up, It </text:span><text:span text:style-name="T24">happens only once. In the start when VM is created. <text:line-break/><text:line-break/></text:span><text:span text:style-name="T26">vagrant provision</text:span><text:span text:style-name="T27"> → this command is used to force provision.</text:span></text:p>
      <text:p text:style-name="P5"><text:span text:style-name="T26">--provision</text:span><text:span text:style-name="T27"> → this command is also used with reload command to force provision.<text:line-break/></text:span></text:p>
      <text:p text:style-name="P6">While writing the shell script, make sure not to write commands that are interactive, if a command asks for something provisioning will not occur. Below is the text located in Vagrant file where we add script or commands for provisioning.</text:p>
      <text:p text:style-name="P7"><text:span text:style-name="T28"><text:line-break/></text:span><text:span text:style-name="T25"><text:line-break/></text:span><text:span text:style-name="T29"> # config.vm.provision "shell", inline: &lt;&lt;-SHELL</text:span></text:p>
      <text:p text:style-name="Preformatted_20_Text"><text:s text:c="2"/># <text:s text:c="2"/>apt-get update</text:p>
      <text:p text:style-name="Preformatted_20_Text"><text:s text:c="2"/># <text:s text:c="2"/>apt-get install -y apache2</text:p>
      <text:p text:style-name="Preformatted_20_Text"><text:s text:c="2"/># SHELL<text:line-break/><text:line-break/></text:p>
      <text:p text:style-name="P5"><text:span text:style-name="T28">Here, “</text:span><text:span text:style-name="T30">inline:</text:span><text:span text:style-name="T28">” tells that script would be written inside the </text:span><text:span text:style-name="T30">SHELL</text:span><text:span text:style-name="T28"> keyword.<text:line-break/><text:line-break/></text:span><text:span text:style-name="T31">For provision, first enable public and private network for bridge adapter and give different </text:span><text:span text:style-name="T32">ip </text:span><text:soft-page-break/><text:span text:style-name="T32">address.<text:line-break/></text:span></text:p>
      <text:p text:style-name="P8"><text:line-break/></text:p>
      <text:p text:style-name="P9">We have different provisioners that vagrant provides like : <text:line-break/></text:p>
      <text:list text:style-name="L1">
        <text:list-item>
          <text:p text:style-name="P10">Shell</text:p>
        </text:list-item>
        <text:list-item>
          <text:p text:style-name="P10">Puppet</text:p>
        </text:list-item>
        <text:list-item>
          <text:p text:style-name="P10">Chef</text:p>
          <text:p text:style-name="P11"/>
        </text:list-item>
      </text:list>
      <text:p text:style-name="P12"/>
      <text:p text:style-name="Text_20_body"/>
      <text:p text:style-name="P13">Server Management </text:p>
      <text:p text:style-name="P14"><text:span text:style-name="T33">I</text:span><text:span text:style-name="T34">n this section I uploaded a website on a HTTPD server. <text:line-break/><text:line-break/>Steps: <text:line-break/></text:span></text:p>
      <text:list text:style-name="L2">
        <text:list-item>
          <text:p text:style-name="P15">Install, activate and enable httpd service.</text:p>
        </text:list-item>
        <text:list-item>
          <text:p text:style-name="P15">Make changes in vagrant file, like enable the private ip address and give static ip address, make sure that ip address is not matching with another.</text:p>
        </text:list-item>
        <text:list-item>
          <text:p text:style-name="P16"><text:span text:style-name="T35">Then upload code of website, including index.html inside the VM’s folder → </text:span><text:span text:style-name="T36">/var/www/html</text:span></text:p>
        </text:list-item>
        <text:list-item>
          <text:p text:style-name="P15">Then restart the httpd service.</text:p>
        </text:list-item>
        <text:list-item>
          <text:p text:style-name="P15">Also check the firewall service, make sure it is disabled.</text:p>
        </text:list-item>
      </text:list>
      <text:p text:style-name="P13"/>
      <text:p text:style-name="P13"/>
      <text:p text:style-name="P13"/>
      <text:p text:style-name="P17">Automated Wordpress Setup</text:p>
      <text:p text:style-name="P18"><text:span text:style-name="Source_20_Text"><text:span text:style-name="T37"/></text:span></text:p>
      <text:p text:style-name="P19">As we configured WordPress with the the help of httpd/apache2 manually, we can automate it through provisioning.<text:line-break/><text:line-break/>In the <text:s/>script for provisioning, we will simply add all the commands that we need to run. Make sure that the commands don’t ask question (for example : yes/NO) it will provisioning failure.<text:line-break/></text:p>
      <text:p text:style-name="P18"><text:soft-page-break/><text:span text:style-name="T38">Problem: </text:span><text:span text:style-name="T39"><text:line-break/>The 4</text:span><text:span text:style-name="T40">th</text:span><text:span text:style-name="T39"> step of WordPress configuration was that we have to create a file and then write in that file, but the problem is how we would automate it that a file created and content is written in that automatically.</text:span></text:p>
      <text:p text:style-name="P18"><text:span text:style-name="T39"><text:line-break/></text:span><text:span text:style-name="T38">Solution: </text:span></text:p>
      <text:p text:style-name="Standard"><text:span text:style-name="T39">We will write it like this:<text:line-break/><text:line-break/><text:line-break/></text:span><text:span text:style-name="T41"><text:line-break/></text:span><text:span text:style-name="T42">cat &gt; path-of-file &lt;&lt;EOF</text:span></text:p>
      <text:p text:style-name="P20">start-------------------<text:line-break/>------------------------<text:line-break/>--------------end</text:p>
      <text:p text:style-name="P21">EOF</text:p>
      <text:p text:style-name="P22"/>
      <text:p text:style-name="P23"/>
      <text:p text:style-name="P23">Make sure that EOF has no space before/after.<text:line-break/><text:line-break/></text:p>
      <text:p text:style-name="P23"/>
      <text:p text:style-name="P23"/>
      <text:p text:style-name="P23"/>
      <text:p text:style-name="P24"><text:span text:style-name="T43">Systemctl &amp; Tomcat</text:span><text:span text:style-name="T23">:</text:span></text:p>
      <text:p text:style-name="P24"><text:span text:style-name="T23"/></text:p>
      <text:p text:style-name="P25">Tomcat is used to host Java based apps, just like we hosted websites in httpd or apache. </text:p>
      <text:p text:style-name="P24"/>
      <text:p text:style-name="P25">Steps:<text:line-break/></text:p>
      <text:list text:style-name="L3">
        <text:list-item>
          <text:p text:style-name="P26">Install tomcat.</text:p>
        </text:list-item>
        <text:list-item>
          <text:p text:style-name="P26">Install java-17-openjdk</text:p>
        </text:list-item>
        <text:list-item>
          <text:p text:style-name="P27">Start the tomcat by <text:span text:style-name="T44">bin/startup.sh</text:span></text:p>
          <text:p text:style-name="P27"><text:span text:style-name="T45"/></text:p>
        </text:list-item>
      </text:list>
      <text:p text:style-name="P28">To see the hosted app, copy the ip address and paste in browser with port :8080</text:p>
      <text:p text:style-name="P29"/>
      <text:p text:style-name="P29"/>
      <text:p text:style-name="P29"/>
      <text:p text:style-name="P29"><text:soft-page-break/></text:p>
      <text:p text:style-name="P30">Problem:</text:p>
      <text:p text:style-name="P29">Now the problem is that, to run tomcat service we would have to manually on it and then to stop we would have to shutdown manually which is obviously we don’t want as Devops engineer.<text:line-break/></text:p>
      <text:p text:style-name="P29"/>
      <text:p text:style-name="P30">Solution:</text:p>
      <text:p text:style-name="P29">We will create a systemd file for tomcat, so that we can manage tomcat by systemctl.</text:p>
      <text:p text:style-name="P29"/>
      <text:p text:style-name="P29">Steps:</text:p>
      <text:list text:style-name="L4">
        <text:list-item>
          <text:p text:style-name="P31">Create a separate user <text:span text:style-name="T46">(tomcat)</text:span> <text:span text:style-name="T46">with a home directory</text:span>, because service should be run as non-root user. </text:p>
        </text:list-item>
        <text:list-item>
          <text:p text:style-name="P32">Copy all the tomcat files ( that we downloaded and extracted ) and paste them in new user’s (tomcat) home directory. Make sure to give ownership of those files to user (tomcat).</text:p>
        </text:list-item>
        <text:list-item>
          <text:p text:style-name="P33"><text:span text:style-name="T47">Create file inside this directory </text:span><text:span text:style-name="T48">/etc/systemd/system/</text:span><text:span text:style-name="T47"> <text:s/>file_name.service, <text:s/>name of the file will be the name of service. </text:span></text:p>
        </text:list-item>
      </text:list>
      <text:p text:style-name="P34">[Unit]</text:p>
      <text:p text:style-name="P35"/>
      <text:p text:style-name="P35">Description=Tomcat</text:p>
      <text:p text:style-name="P35">After=network.target</text:p>
      <text:p text:style-name="P35"/>
      <text:p text:style-name="P35">[Service]</text:p>
      <text:p text:style-name="P35"/>
      <text:p text:style-name="P35">User=centos</text:p>
      <text:p text:style-name="P35">WorkingDirectory=/opt/tomcat</text:p>
      <text:p text:style-name="P35">Enivornment=JAVA_HOME=/usr/lib/jvm/jre</text:p>
      <text:p text:style-name="P35">Environment=CATALINA_HOME=/opt/tomcat</text:p>
      <text:p text:style-name="P35">Environment=CATALINA_BASE=/opt/tomcat</text:p>
      <text:p text:style-name="P35">ExecStart=/opt/tomcat/bin/startup.sh</text:p>
      <text:p text:style-name="P35">ExecStop=/opt/tomcat/bin/shutdown.sh</text:p>
      <text:p text:style-name="P35"/>
      <text:p text:style-name="P35">[Install]</text:p>
      <text:p text:style-name="P35"/>
      <text:p text:style-name="P35">WantedBy=multi-user.target</text:p>
      <text:p text:style-name="P35"/>
      <text:p text:style-name="P36"/>
      <text:list text:continue-numbering="true" text:style-name="L4">
        <text:list-header>
          <text:p text:style-name="P37"><text:span text:style-name="T47"><text:s/></text:span></text:p>
        </text:list-header>
        <text:list-item>
          <text:p text:style-name="P33"><text:span text:style-name="T47">Run </text:span><text:span text:style-name="T48">systemctl daemon-reload</text:span><text:span text:style-name="T47"> , after any changes in systemd files.</text:span></text:p>
        </text:list-item>
      </text:list>
      <text:p text:style-name="P38"><text:span text:style-name="T47"/></text:p>
      <text:p text:style-name="P39"/>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variable" svg:font-family="'Ubuntu Mono variable', 'Ubuntu Mono', Consolas, Monaco,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6:22:54.189185217</meta:creation-date>
    <dc:date>2025-07-13T07:08:11.009810379</dc:date>
    <meta:editing-duration>P2DT1H2M10S</meta:editing-duration>
    <meta:editing-cycles>34</meta:editing-cycles>
    <meta:generator>LibreOffice/24.8.7.2$Linux_X86_64 LibreOffice_project/f4f281f562fb585d46b0af5755dfe1eb6adc047f</meta:generator>
    <meta:document-statistic meta:table-count="0" meta:image-count="0" meta:object-count="0" meta:page-count="5" meta:paragraph-count="63" meta:word-count="921" meta:character-count="5709" meta:non-whitespace-character-count="4776"/>
  </office:meta>
</office:document-meta>
</file>